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7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" style:family="paragraph" style:parent-style-name="Preformatted_20_Text" style:list-style-name="L2">
      <style:paragraph-properties style:writing-mode="lr-tb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Función <text:span text:style-name="Source_20_Text">ft_memset</text:span></text:h>
      <text:p text:style-name="Text_20_body">La función <text:span text:style-name="Source_20_Text">ft_memset</text:span> es una implementación propia de la función estándar de C <text:span text:style-name="Source_20_Text">memset</text:span>. Su propósito es establecer un valor específico en una cantidad dada de bytes de memoria. Vamos a desglosarla:</text:p>
      <text:h text:style-name="Heading_20_4" text:outline-level="4">Declaración de la función:</text:h>
      <text:p text:style-name="Preformatted_20_Text"/>
      <text:p text:style-name="P1"><text:span text:style-name="Source_20_Text">void *ft_memset(void *s, int c, size_t n)</text:span></text:p>
      <text:list text:style-name="L1">
        <text:list-item>
          <text:p text:style-name="P2"><text:span text:style-name="Strong_20_Emphasis"><text:span text:style-name="Source_20_Text">void *s</text:span></text:span>: Es un puntero a una región de memoria. Se espera que <text:span text:style-name="Source_20_Text">s</text:span> apunte a un bloque de memoria que quieras modificar.</text:p>
        </text:list-item>
        <text:list-item>
          <text:p text:style-name="P2"><text:span text:style-name="Strong_20_Emphasis"><text:span text:style-name="Source_20_Text">int c</text:span></text:span>: Es el valor que quieres escribir en la memoria apuntada por <text:span text:style-name="Source_20_Text">s</text:span>. Aunque se recibe como <text:span text:style-name="Source_20_Text">int</text:span>, este valor se convertirá en un <text:span text:style-name="Source_20_Text">unsigned char</text:span> para almacenarlo byte a byte.</text:p>
        </text:list-item>
        <text:list-item>
          <text:p text:style-name="P3"><text:span text:style-name="Strong_20_Emphasis"><text:span text:style-name="Source_20_Text">size_t n</text:span></text:span>: Es el número de bytes de memoria que quieres llenar con el valor <text:span text:style-name="Source_20_Text">c</text:span>.</text:p>
        </text:list-item>
      </text:list>
      <text:h text:style-name="Heading_20_3" text:outline-level="3">Cuerpo de la función</text:h>
      <text:list text:style-name="L2">
        <text:list-item>
          <text:p text:style-name="P4"><text:span text:style-name="Strong_20_Emphasis">Declaraciones locales:</text:span></text:p>
          <text:p text:style-name="P5"/>
          <text:p text:style-name="P6"><text:span text:style-name="Source_20_Text">size_t i;</text:span></text:p>
          <text:p text:style-name="P7"><text:span text:style-name="Source_20_Text">char *ptr;</text:span></text:p>
          <text:list>
            <text:list-item>
              <text:p text:style-name="P8"><text:span text:style-name="Strong_20_Emphasis"><text:span text:style-name="Source_20_Text">i</text:span></text:span>: Se usa como contador para iterar sobre los bytes de memoria que se van a modificar.</text:p>
            </text:list-item>
            <text:list-item>
              <text:p text:style-name="P8"><text:span text:style-name="Strong_20_Emphasis"><text:span text:style-name="Source_20_Text">char *ptr</text:span></text:span>: Es un puntero a <text:span text:style-name="Source_20_Text">char</text:span> que se usa para recorrer los bytes de la memoria apuntada por <text:span text:style-name="Source_20_Text">s</text:span>.</text:p>
            </text:list-item>
          </text:list>
        </text:list-item>
        <text:list-item>
          <text:p text:style-name="P4"><text:span text:style-name="Strong_20_Emphasis">Conversión del puntero </text:span><text:span text:style-name="Strong_20_Emphasis"><text:span text:style-name="Source_20_Text">s</text:span></text:span><text:span text:style-name="Strong_20_Emphasis">:</text:span></text:p>
          <text:p text:style-name="P5"/>
          <text:p text:style-name="P9"><text:span text:style-name="Source_20_Text">ptr = (char *)s;</text:span></text:p>
          <text:p text:style-name="P4">Aquí está el punto que mencionas. La idea es convertir el puntero <text:span text:style-name="Source_20_Text">s</text:span> (que es de tipo <text:span text:style-name="Source_20_Text">void *</text:span>) a un puntero a <text:span text:style-name="Source_20_Text">char</text:span> (es decir, <text:span text:style-name="Source_20_Text">char *</text:span>). Esto se hace porque quieres trabajar byte por byte y el tipo <text:span text:style-name="Source_20_Text">char</text:span> tiene una unidad de tamaño de 1 byte.</text:p>
          <text:list>
            <text:list-item>
              <text:p text:style-name="P4"><text:span text:style-name="Strong_20_Emphasis"><text:span text:style-name="Source_20_Text">(char *)s</text:span></text:span>: Esto es un "cast" (conversión de tipo). <text:span text:style-name="Source_20_Text">s</text:span> es un puntero <text:span text:style-name="Source_20_Text">void *</text:span>, que es un tipo genérico que puede apuntar a cualquier tipo de dato. Sin embargo, en C no puedes directamente aritmética de punteros o desreferenciar un puntero de tipo <text:span text:style-name="Source_20_Text">void</text:span>. Entonces, debes convertirlo a un tipo específico, en este caso, <text:span text:style-name="Source_20_Text">char *</text:span>. Esta conversión te permite acceder y manipular la memoria byte a byte, ya que un <text:span text:style-name="Source_20_Text">char</text:span> ocupa un byte.</text:p>
            </text:list-item>
          </text:list>
          <text:p text:style-name="P4"><text:span text:style-name="Strong_20_Emphasis">¿Por qué </text:span><text:span text:style-name="Strong_20_Emphasis"><text:span text:style-name="Source_20_Text">char</text:span></text:span><text:span text:style-name="Strong_20_Emphasis">?</text:span> En C, los <text:span text:style-name="Source_20_Text">char</text:span> son de 1 byte, por lo que se utilizan comúnmente para trabajar con bloques de memoria a nivel de bytes. Así, si conviertes el puntero <text:span text:style-name="Source_20_Text">s</text:span> a <text:span text:style-name="Source_20_Text">char *</text:span>, puedes recorrer la memoria de forma más directa.</text:p>
        </text:list-item>
        <text:list-item>
          <text:p text:style-name="P4"><text:span text:style-name="Strong_20_Emphasis">Inicialización del contador:</text:span></text:p>
          <text:p text:style-name="P5"/>
          <text:p text:style-name="P9"><text:soft-page-break/><text:span text:style-name="Source_20_Text">i = 0;</text:span></text:p>
        </text:list-item>
        <text:list-item>
          <text:p text:style-name="P4"><text:span text:style-name="Strong_20_Emphasis">Bucle </text:span><text:span text:style-name="Strong_20_Emphasis"><text:span text:style-name="Source_20_Text">while</text:span></text:span><text:span text:style-name="Strong_20_Emphasis">:</text:span></text:p>
          <text:p text:style-name="P5">c</text:p>
          <text:p text:style-name="P5">Copiar código</text:p>
          <text:p text:style-name="P6"><text:span text:style-name="Source_20_Text">while (i &lt; n)</text:span></text:p>
          <text:p text:style-name="P10"><text:span text:style-name="Source_20_Text">{</text:span></text:p>
          <text:p text:style-name="P10"><text:span text:style-name="Source_20_Text"><text:s text:c="4"/>*ptr = (unsigned char)c;</text:span></text:p>
          <text:p text:style-name="P10"><text:span text:style-name="Source_20_Text"><text:s text:c="4"/>ptr++;</text:span></text:p>
          <text:p text:style-name="P10"><text:span text:style-name="Source_20_Text"><text:s text:c="4"/>i++;</text:span></text:p>
          <text:p text:style-name="P7"><text:span text:style-name="Source_20_Text">}</text:span></text:p>
          <text:p text:style-name="P4">Este bucle recorre <text:span text:style-name="Source_20_Text">n</text:span> bytes de memoria. En cada iteración:</text:p>
          <text:list>
            <text:list-item>
              <text:p text:style-name="P8"><text:span text:style-name="Strong_20_Emphasis"><text:span text:style-name="Source_20_Text">*ptr = (unsigned char)c;</text:span></text:span>: Asigna el valor <text:span text:style-name="Source_20_Text">c</text:span> (convertido a <text:span text:style-name="Source_20_Text">unsigned char</text:span>) al byte de memoria apuntado por <text:span text:style-name="Source_20_Text">ptr</text:span>. La conversión de <text:span text:style-name="Source_20_Text">c</text:span> a <text:span text:style-name="Source_20_Text">unsigned char</text:span> asegura que se está escribiendo un valor de 1 byte (ya que <text:span text:style-name="Source_20_Text">unsigned char</text:span> tiene un rango de valores de 0 a 255).</text:p>
            </text:list-item>
            <text:list-item>
              <text:p text:style-name="P8"><text:span text:style-name="Strong_20_Emphasis"><text:span text:style-name="Source_20_Text">ptr++</text:span></text:span>: Mueve el puntero <text:span text:style-name="Source_20_Text">ptr</text:span> al siguiente byte de memoria.</text:p>
            </text:list-item>
            <text:list-item>
              <text:p text:style-name="P8"><text:span text:style-name="Strong_20_Emphasis"><text:span text:style-name="Source_20_Text">i++</text:span></text:span>: Incrementa el contador <text:span text:style-name="Source_20_Text">i</text:span> para asegurarse de que el bucle se ejecute <text:span text:style-name="Source_20_Text">n</text:span> veces.</text:p>
            </text:list-item>
          </text:list>
        </text:list-item>
        <text:list-item>
          <text:p text:style-name="P4"><text:span text:style-name="Strong_20_Emphasis">Retorno:</text:span></text:p>
          <text:p text:style-name="P5"/>
          <text:p text:style-name="P9"><text:span text:style-name="Source_20_Text">return (s);</text:span></text:p>
          <text:p text:style-name="P4">Después de llenar los <text:span text:style-name="Source_20_Text">n</text:span> bytes de memoria con el valor <text:span text:style-name="Source_20_Text">c</text:span>, la función retorna el puntero original <text:span text:style-name="Source_20_Text">s</text:span> (el puntero a la memoria que fue modificada).</text:p>
        </text:list-item>
      </text:list>
      <text:h text:style-name="Heading_20_3" text:outline-level="3">Resumen</text:h>
      <text:list text:style-name="L3">
        <text:list-item>
          <text:p text:style-name="P11">El puntero <text:span text:style-name="Source_20_Text">s</text:span> es de tipo <text:span text:style-name="Source_20_Text">void *</text:span>, lo que significa que es un puntero genérico. Al convertirlo a <text:span text:style-name="Source_20_Text">char *</text:span>, puedes acceder y modificar la memoria byte por byte.</text:p>
        </text:list-item>
        <text:list-item>
          <text:p text:style-name="P11"><text:span text:style-name="Strong_20_Emphasis"><text:span text:style-name="Source_20_Text">ptr = (char *)s;</text:span></text:span> convierte el puntero de tipo <text:span text:style-name="Source_20_Text">void *</text:span> a <text:span text:style-name="Source_20_Text">char *</text:span>, lo que te permite hacer operaciones con él a nivel de bytes.</text:p>
        </text:list-item>
        <text:list-item>
          <text:p text:style-name="P12">Luego, el código recorre los <text:span text:style-name="Source_20_Text">n</text:span> bytes de memoria, asignando el valor <text:span text:style-name="Source_20_Text">c</text:span> a cada uno de esos bytes.</text:p>
        </text:list-item>
      </text:list>
      <text:p text:style-name="Text_20_body">En resumen, la sintaxis <text:span text:style-name="Strong_20_Emphasis"><text:span text:style-name="Source_20_Text">ptr = (char *)s;</text:span></text:span> es simplemente una conversión (o "cast") de tipo que transforma el puntero <text:span text:style-name="Source_20_Text">void *</text:span> en un puntero de tipo <text:span text:style-name="Source_20_Text">char *</text:span>, lo que permite manipular la memoria a nivel de byt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10:06:19.128000000</meta:creation-date>
    <dc:date>2025-01-02T10:07:57.160000000</dc:date>
    <meta:editing-duration>PT1M39S</meta:editing-duration>
    <meta:editing-cycles>1</meta:editing-cycles>
    <meta:document-statistic meta:table-count="0" meta:image-count="0" meta:object-count="0" meta:page-count="2" meta:paragraph-count="41" meta:word-count="609" meta:character-count="3148" meta:non-whitespace-character-count="2585"/>
    <meta:generator>LibreOffice/24.8.4.2$Windows_X86_64 LibreOffice_project/bb3cfa12c7b1bf994ecc5649a80400d06cd71002</meta:generator>
  </office:meta>
</office:document-meta>
</file>